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7000004C1C4D84930.png" manifest:media-type="image/png"/>
  <manifest:file-entry manifest:full-path="Pictures/1000026500000A0600000A06B623518B.svg" manifest:media-type="image/svg+xml"/>
  <manifest:file-entry manifest:full-path="Pictures/1000000100000817000004380F0897DB.png" manifest:media-type="image/png"/>
  <manifest:file-entry manifest:full-path="Pictures/10000001000000610000006125007568.png" manifest:media-type="image/png"/>
  <manifest:file-entry manifest:full-path="Pictures/100001E000000A0600000A06FBAB6554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983cm" fo:margin-left="0.009cm" fo:margin-top="0cm" fo:margin-bottom="0cm" table:align="left" style:writing-mode="lr-tb"/>
    </style:style>
    <style:style style:name="Tabela1.A" style:family="table-column">
      <style:table-column-properties style:column-width="8.491cm"/>
    </style:style>
    <style:style style:name="Tabela1.1" style:family="table-row">
      <style:table-row-properties style:min-row-height="0.801cm" fo:keep-together="auto"/>
    </style:style>
    <style:style style:name="Tabela1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1.199cm" fo:keep-together="auto"/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983cm" fo:margin-left="0.009cm" fo:margin-top="0cm" fo:margin-bottom="0cm" table:align="left" style:writing-mode="lr-tb"/>
    </style:style>
    <style:style style:name="Tabela2.A" style:family="table-column">
      <style:table-column-properties style:column-width="11.494cm"/>
    </style:style>
    <style:style style:name="Tabela2.B" style:family="table-column">
      <style:table-column-properties style:column-width="5.489cm"/>
    </style:style>
    <style:style style:name="Tabela2.1" style:family="table-row">
      <style:table-row-properties style:min-row-height="0.801cm" fo:keep-together="auto"/>
    </style:style>
    <style:style style:name="Tabela2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83cm" fo:margin-left="0.009cm" fo:margin-top="0cm" fo:margin-bottom="0cm" table:align="left" style:writing-mode="lr-tb"/>
    </style:style>
    <style:style style:name="Tabela3.A" style:family="table-column">
      <style:table-column-properties style:column-width="16.983cm"/>
    </style:style>
    <style:style style:name="Tabela3.1" style:family="table-row">
      <style:table-row-properties style:min-row-height="0.801cm" fo:keep-together="auto"/>
    </style:style>
    <style:style style:name="Tabela3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1.199cm" fo:keep-together="auto"/>
    </style:style>
    <style:style style:name="Tabe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7.198cm" fo:margin-left="-0.259cm" table:align="left" style:writing-mode="lr-tb"/>
    </style:style>
    <style:style style:name="Tabela6.A" style:family="table-column">
      <style:table-column-properties style:column-width="1.199cm"/>
    </style:style>
    <style:style style:name="Tabela6.B" style:family="table-column">
      <style:table-column-properties style:column-width="1.3cm"/>
    </style:style>
    <style:style style:name="Tabela6.D" style:family="table-column">
      <style:table-column-properties style:column-width="4.001cm"/>
    </style:style>
    <style:style style:name="Tabela6.E" style:family="table-column">
      <style:table-column-properties style:column-width="9.398cm"/>
    </style:style>
    <style:style style:name="Tabela6.1" style:family="table-row">
      <style:table-row-properties style:min-row-height="0.801cm" style:use-optimal-row-height="false"/>
    </style:style>
    <style:style style:name="Tabela6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6.3" style:family="table-row">
      <style:table-row-properties style:min-row-height="1.3cm" style:use-optimal-row-height="false"/>
    </style:style>
    <style:style style:name="Tabela6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281e14"/>
    </style:style>
    <style:style style:name="P2" style:family="paragraph" style:parent-style-name="Normal">
      <loext:graphic-properties draw:fill="none"/>
      <style:paragraph-properties fo:margin-left="0.199cm" fo:margin-right="1.4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officeooo:paragraph-rsid="0029d12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4893a"/>
    </style:style>
    <style:style style:name="P4" style:family="paragraph" style:parent-style-name="Standard">
      <style:paragraph-properties fo:margin-right="0cm" fo:margin-top="0.106cm" fo:margin-bottom="0.212cm" style:contextual-spacing="false" fo:line-height="100%" fo:text-align="center" style:justify-single-word="false"/>
      <style:text-properties officeooo:paragraph-rsid="0056b791"/>
    </style:style>
    <style:style style:name="P5" style:family="paragraph" style:parent-style-name="Normal">
      <style:paragraph-properties fo:margin-right="0cm" fo:margin-top="0cm" fo:margin-bottom="0.101cm" style:contextual-spacing="false" fo:line-height="100%" fo:text-align="justify" style:justify-single-word="false"/>
      <style:text-properties officeooo:paragraph-rsid="0056b791"/>
    </style:style>
    <style:style style:name="P6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39399c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P7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44893a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4138ce" officeooo:paragraph-rsid="004138ce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505673" officeooo:paragraph-rsid="00505673" style:letter-kerning="true" style:font-name-asian="Aptos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right="0cm" fo:margin-top="0.106cm" fo:margin-bottom="0.212cm" style:contextual-spacing="false" fo:line-height="100%" fo:text-align="justify" style:justify-single-word="false" fo:orphans="2" fo:widows="2"/>
      <style:text-properties style:font-name="Arial2" fo:font-size="10pt" fo:language="pt" fo:country="BR" fo:font-weight="bold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2d05ea" officeooo:paragraph-rsid="00380288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2d05ea" officeooo:paragraph-rsid="002d05ea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39399c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5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44893a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6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1e9e79" officeooo:paragraph-rsid="001e9e79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18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officeooo:paragraph-rsid="0044893a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19" style:family="paragraph" style:parent-style-name="Standard">
      <style:paragraph-properties fo:margin-right="0cm" fo:margin-top="0cm" fo:margin-bottom="0.212cm" style:contextual-spacing="false" fo:line-height="100%" fo:text-align="justify" style:justify-single-word="false" fo:orphans="2" fo:widows="2"/>
      <style:text-properties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20" style:family="paragraph" style:parent-style-name="Standard">
      <style:paragraph-properties fo:margin-right="0cm" fo:margin-top="0cm" fo:margin-bottom="0cm" style:contextual-spacing="false" fo:line-height="100%" fo:text-align="justify" style:justify-single-word="false" fo:orphans="2" fo:widows="2"/>
      <style:text-properties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21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2" fo:font-size="10pt" fo:font-weight="bold" officeooo:rsid="00529490" officeooo:paragraph-rsid="00529490" style:font-size-asian="10pt" style:font-weight-asian="bold" style:font-name-complex="Arial2" style:font-size-complex="10pt" style:font-weight-complex="bold"/>
    </style:style>
    <style:style style:name="P22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2" fo:font-size="10pt" fo:font-weight="bold" officeooo:paragraph-rsid="002d05ea" style:font-size-asian="10pt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2" fo:font-size="10pt" fo:font-weight="bold" officeooo:paragraph-rsid="0056b791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2" fo:font-size="10pt" fo:font-weight="bold" officeooo:paragraph-rsid="00529490" style:font-size-asian="10pt" style:font-weight-asian="bold" style:font-name-complex="Arial2" style:font-size-complex="10pt" style:font-weight-complex="bold"/>
    </style:style>
    <style:style style:name="P25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2" fo:font-size="10pt" fo:font-weight="bold" officeooo:rsid="005cee1a" officeooo:paragraph-rsid="005cee1a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2" fo:font-size="10pt" fo:font-weight="bold" officeooo:rsid="001a4b5e" officeooo:paragraph-rsid="00529490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2" fo:font-size="10pt" fo:font-weight="bold" officeooo:rsid="000cd303" officeooo:paragraph-rsid="00529490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right="0cm" fo:margin-top="0cm" fo:margin-bottom="0cm" style:contextual-spacing="false" fo:line-height="150%"/>
      <style:text-properties style:font-name="Arial2" fo:font-size="10pt" fo:font-weight="bold" officeooo:rsid="0029d12d" officeooo:paragraph-rsid="0029d12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right="0cm" fo:margin-top="0cm" fo:margin-bottom="0cm" style:contextual-spacing="false" fo:line-height="150%" fo:text-align="center" style:justify-single-word="false"/>
      <style:text-properties style:font-name="Arial2" fo:font-size="10pt" fo:font-weight="bold" officeooo:rsid="0029d12d" officeooo:paragraph-rsid="0029d12d" style:font-size-asian="10pt" style:font-weight-asian="bold" style:font-size-complex="10pt" style:font-weight-complex="bold"/>
    </style:style>
    <style:style style:name="P30" style:family="paragraph" style:parent-style-name="Normal">
      <style:paragraph-properties fo:margin-right="0cm" fo:margin-top="0cm" fo:margin-bottom="0.101cm" style:contextual-spacing="false" fo:line-height="100%" fo:text-align="justify" style:justify-single-word="false"/>
      <style:text-properties style:font-name="Arial2" fo:font-size="10pt" officeooo:rsid="005d05f6" officeooo:paragraph-rsid="005d05f6" style:font-size-asian="10pt" style:font-name-complex="Arial2" style:font-size-complex="10pt"/>
    </style:style>
    <style:style style:name="P31" style:family="paragraph" style:parent-style-name="Normal">
      <style:paragraph-properties fo:margin-right="0cm" fo:margin-top="0cm" fo:margin-bottom="0.101cm" style:contextual-spacing="false" fo:line-height="100%" fo:text-align="center" style:justify-single-word="false"/>
      <style:text-properties style:font-name="Arial2" fo:font-size="10pt" officeooo:rsid="005d05f6" officeooo:paragraph-rsid="005d05f6" style:font-size-asian="10pt" style:font-name-complex="Arial2" style:font-size-complex="10pt"/>
    </style:style>
    <style:style style:name="P32" style:family="paragraph" style:parent-style-name="Normal">
      <style:paragraph-properties fo:margin-right="0cm" fo:margin-top="0cm" fo:margin-bottom="0.101cm" style:contextual-spacing="false" fo:line-height="100%" fo:text-align="justify" style:justify-single-word="false"/>
      <style:text-properties style:font-name="Arial2" fo:font-size="10pt" officeooo:rsid="003ff94c" officeooo:paragraph-rsid="003ff94c" style:font-size-asian="10pt" style:font-name-complex="Arial2" style:font-size-complex="10pt"/>
    </style:style>
    <style:style style:name="P33" style:family="paragraph" style:parent-style-name="Normal">
      <style:paragraph-properties fo:margin-right="0cm" fo:margin-top="0cm" fo:margin-bottom="0.101cm" style:contextual-spacing="false" fo:line-height="100%" fo:text-align="center" style:justify-single-word="false"/>
      <style:text-properties style:font-name="Arial2" fo:font-size="10pt" officeooo:rsid="005cee1a" officeooo:paragraph-rsid="005cee1a" style:font-size-asian="10pt" style:font-name-complex="Arial2" style:font-size-complex="10pt"/>
    </style:style>
    <style:style style:name="P34" style:family="paragraph" style:parent-style-name="Normal">
      <style:paragraph-properties fo:margin-right="0cm" fo:margin-top="0cm" fo:margin-bottom="0.101cm" style:contextual-spacing="false" fo:line-height="100%" fo:text-align="center" style:justify-single-word="false"/>
      <style:text-properties style:font-name="Arial2" fo:font-size="10pt" officeooo:rsid="00524ef2" officeooo:paragraph-rsid="00524ef2" style:font-size-asian="10pt" style:font-name-complex="Arial2" style:font-size-complex="10pt"/>
    </style:style>
    <style:style style:name="P35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2" fo:font-size="10pt" officeooo:paragraph-rsid="0056b791" style:font-size-asian="10pt" style:font-size-complex="10pt"/>
    </style:style>
    <style:style style:name="P36" style:family="paragraph" style:parent-style-name="Standard">
      <style:paragraph-properties fo:margin-right="0cm"/>
      <style:text-properties style:font-name="Arial2" fo:font-size="10pt" style:font-size-asian="10pt" style:font-size-complex="10pt"/>
    </style:style>
    <style:style style:name="P37" style:family="paragraph" style:parent-style-name="Standard">
      <style:paragraph-properties fo:margin-right="0cm" fo:break-before="page"/>
      <style:text-properties style:font-name="Arial2" fo:font-size="10pt" style:font-size-asian="10pt" style:font-size-complex="10pt"/>
    </style:style>
    <style:style style:name="P38" style:family="paragraph" style:parent-style-name="Standard">
      <style:text-properties style:font-name="Arial2" fo:font-size="10pt" officeooo:paragraph-rsid="00529490" style:font-size-asian="10pt" style:font-size-complex="10pt"/>
    </style:style>
    <style:style style:name="P39" style:family="paragraph" style:parent-style-name="Standard">
      <style:paragraph-properties fo:margin-right="0cm"/>
      <style:text-properties style:font-name="Arial2" fo:font-size="10pt" style:font-size-asian="10pt" style:font-name-complex="Arial3" style:font-size-complex="10pt"/>
    </style:style>
    <style:style style:name="P40" style:family="paragraph" style:parent-style-name="Normal">
      <style:paragraph-properties fo:margin-top="0cm" fo:margin-bottom="0cm" style:contextual-spacing="false"/>
      <style:text-properties style:font-name="Arial2" fo:font-weight="bold" style:font-weight-asian="bold" style:font-name-complex="Arial2" style:font-weight-complex="bold"/>
    </style:style>
    <style:style style:name="P41" style:family="paragraph" style:parent-style-name="Normal">
      <style:paragraph-properties fo:margin-top="0cm" fo:margin-bottom="0cm" style:contextual-spacing="false"/>
      <style:text-properties style:font-name="Arial2" officeooo:rsid="0044893a" officeooo:paragraph-rsid="0044893a" style:font-name-complex="Arial2"/>
    </style:style>
    <style:style style:name="P42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fo:font-weight="bold" style:font-size-asian="8pt" style:font-weight-asian="bold" style:font-name-complex="Arial2" style:font-size-complex="8pt" style:font-weight-complex="bold"/>
    </style:style>
    <style:style style:name="P43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style:font-size-asian="8pt" style:font-name-complex="Arial2" style:font-size-complex="8pt"/>
    </style:style>
    <style:style style:name="P44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style:font-size-asian="8pt" style:font-name-complex="Arial2" style:font-size-complex="8pt"/>
    </style:style>
    <style:style style:name="P45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P46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47" style:family="paragraph" style:parent-style-name="Standard">
      <style:text-properties officeooo:paragraph-rsid="0044893a"/>
    </style:style>
    <style:style style:name="P48" style:family="paragraph" style:parent-style-name="Standard">
      <style:paragraph-properties fo:margin-right="0cm"/>
      <style:text-properties officeooo:paragraph-rsid="0056b791"/>
    </style:style>
    <style:style style:name="P49" style:family="paragraph" style:parent-style-name="Standard">
      <style:paragraph-properties fo:margin-right="0cm" fo:margin-top="0.106cm" fo:margin-bottom="0.212cm" style:contextual-spacing="false" fo:line-height="100%" fo:text-align="center" style:justify-single-word="false"/>
      <style:text-properties fo:text-transform="uppercase" style:font-name="Arial2" fo:font-size="10pt" fo:font-weight="bold" officeooo:paragraph-rsid="0056b791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right="0cm" fo:margin-top="0cm" fo:margin-bottom="0.212cm" style:contextual-spacing="false" fo:line-height="100%" fo:text-align="justify" style:justify-single-word="false" fo:orphans="2" fo:widows="2"/>
      <style:text-properties fo:text-transform="uppercase"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51" style:family="paragraph" style:parent-style-name="Standard">
      <style:paragraph-properties fo:margin-right="0cm" fo:margin-top="0.106cm" fo:margin-bottom="0.212cm" style:contextual-spacing="false" fo:line-height="100%" fo:text-align="justify" style:justify-single-word="false" fo:orphans="2" fo:widows="2"/>
      <style:text-properties fo:text-transform="uppercase"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52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P53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54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55" style:family="paragraph" style:parent-style-name="Frame_20_contents">
      <style:paragraph-properties fo:margin-top="0cm" fo:margin-bottom="0cm" style:contextual-spacing="false"/>
    </style:style>
    <style:style style:name="P56" style:family="paragraph" style:parent-style-name="Frame_20_contents">
      <style:paragraph-properties fo:margin-top="0cm" fo:margin-bottom="0cm" style:contextual-spacing="false"/>
      <style:text-properties officeooo:paragraph-rsid="00281e14"/>
    </style:style>
    <style:style style:name="P57" style:family="paragraph" style:parent-style-name="Frame_20_contents">
      <style:paragraph-properties fo:margin-top="0cm" fo:margin-bottom="0cm" style:contextual-spacing="false"/>
      <style:text-properties officeooo:paragraph-rsid="0029d12d"/>
    </style:style>
    <style:style style:name="P58" style:family="paragraph" style:parent-style-name="List_20_Paragraph" style:list-style-name="WWNum1">
      <style:paragraph-properties fo:margin-left="0.788cm" fo:margin-right="0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Arial2" fo:font-size="10pt" fo:language="pt" fo:country="BR" fo:font-weight="bold" style:letter-kerning="true" style:font-name-asian="Aptos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59" style:family="paragraph" style:parent-style-name="List_20_Paragraph" style:list-style-name="WWNum1">
      <style:paragraph-properties fo:margin-left="0.788cm" fo:margin-right="0cm" fo:margin-top="0cm" fo:margin-bottom="0.199cm" style:contextual-spacing="false" fo:line-height="115%" fo:text-align="start" style:justify-single-word="false" fo:orphans="2" fo:widows="2" fo:text-indent="-0.635cm" style:auto-text-indent="false"/>
      <style:text-properties style:font-name="Arial2" fo:font-size="10pt" fo:language="pt" fo:country="BR" fo:font-weight="bold" officeooo:rsid="00281e14" officeooo:paragraph-rsid="00281e14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60" style:family="paragraph" style:parent-style-name="List_20_Paragraph" style:list-style-name="WWNum1">
      <style:paragraph-properties fo:margin-left="0.788cm" fo:margin-right="0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Arial2" fo:font-size="10pt" fo:language="pt" fo:country="BR" style:letter-kerning="true" style:font-name-asian="Aptos1" style:font-size-asian="10pt" style:language-asian="en" style:country-asian="US" style:font-size-complex="10pt" style:language-complex="ar" style:country-complex="SA"/>
    </style:style>
    <style:style style:name="P61" style:family="paragraph" style:parent-style-name="Parágrafo_20_da_20_Lista" style:list-style-name="WWNum1">
      <style:paragraph-properties fo:margin-right="0cm" fo:margin-top="0cm" fo:margin-bottom="0cm" style:contextual-spacing="false" fo:line-height="100%" fo:text-align="start" style:justify-single-word="false"/>
      <style:text-properties style:font-name="Arial2" fo:font-size="10pt" fo:font-weight="bold" officeooo:paragraph-rsid="00529490" style:font-size-asian="10pt" style:font-weight-asian="bold" style:font-name-complex="Arial2" style:font-size-complex="10pt" style:font-weight-complex="bold"/>
    </style:style>
    <style:style style:name="P62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P63" style:family="paragraph" style:parent-style-name="Standard">
      <loext:graphic-properties draw:fill="none"/>
      <style:paragraph-properties fo:margin-left="0.199cm" fo:margin-right="1.401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P64" style:family="paragraph" style:parent-style-name="Standard">
      <loext:graphic-properties draw:fill="none"/>
      <style:paragraph-properties fo:margin-left="0.4cm" fo:margin-right="1.499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P65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ptos" fo:font-size="12pt" fo:language="pt" fo:country="BR" officeooo:paragraph-rsid="0044893a" style:letter-kerning="true" style:font-name-asian="Aptos1" style:font-size-asian="12pt" style:language-asian="en" style:country-asian="US" style:font-size-complex="12pt" style:language-complex="ar" style:country-complex="SA"/>
    </style:style>
    <style:style style:name="P66" style:family="paragraph">
      <loext:graphic-properties draw:fill="none"/>
    </style:style>
    <style:style style:name="P67" style:family="paragraph">
      <loext:graphic-properties draw:fill="solid" draw:fill-color="#f8b133" draw:opacity="100%"/>
    </style:style>
    <style:style style:name="P68" style:family="paragraph">
      <loext:graphic-properties draw:fill="solid" draw:fill-color="#273c84" draw:opacity="100%"/>
    </style:style>
    <style:style style:name="P69" style:family="paragraph">
      <loext:graphic-properties draw:fill="solid" draw:fill-color="#273c84"/>
      <style:paragraph-properties fo:text-align="start"/>
      <style:text-properties fo:font-size="18pt"/>
    </style:style>
    <style:style style:name="P70" style:family="paragraph">
      <loext:graphic-properties draw:fill="none"/>
      <style:paragraph-properties fo:text-align="start"/>
      <style:text-properties fo:font-size="18pt"/>
    </style:style>
    <style:style style:name="P71" style:family="paragraph">
      <loext:graphic-properties draw:fill="solid" draw:fill-color="#f8b133"/>
      <style:paragraph-properties fo:text-align="start"/>
      <style:text-properties fo:font-size="18pt"/>
    </style:style>
    <style:style style:name="T1" style:family="text">
      <style:text-properties style:font-name="Arial" fo:font-weight="bold" style:font-weight-asian="bold" style:font-name-complex="Arial3" style:font-weight-complex="bold"/>
    </style:style>
    <style:style style:name="T2" style:family="text">
      <style:text-properties style:font-name="Arial" style:font-name-complex="Arial3"/>
    </style:style>
    <style:style style:name="T3" style:family="text">
      <style:text-properties style:font-name="Arial" officeooo:rsid="00281e14" style:font-name-complex="Arial3"/>
    </style:style>
    <style:style style:name="T4" style:family="text">
      <style:text-properties style:font-name="Arial" officeooo:rsid="0029d12d" style:font-name-complex="Arial3"/>
    </style:style>
    <style:style style:name="T5" style:family="text">
      <style:text-properties style:font-name="Arial" fo:font-size="10pt" style:font-size-asian="10pt" style:font-name-complex="Arial3" style:font-size-complex="10pt"/>
    </style:style>
    <style:style style:name="T6" style:family="text">
      <style:text-properties style:font-name="Arial" fo:font-size="10pt" officeooo:rsid="00281e14" style:font-size-asian="10pt" style:font-name-complex="Arial3" style:font-size-complex="10pt"/>
    </style:style>
    <style:style style:name="T7" style:family="text">
      <style:text-properties style:font-name="Arial" fo:font-size="10pt" officeooo:rsid="0029d12d" style:font-size-asian="10pt" style:font-name-complex="Arial3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3" style:font-size-complex="10pt" style:font-weight-complex="bold"/>
    </style:style>
    <style:style style:name="T9" style:family="text">
      <style:text-properties style:font-name="Arial" fo:font-size="10pt" fo:font-weight="bold" officeooo:rsid="00505673" style:font-size-asian="10pt" style:font-weight-asian="bold" style:font-name-complex="Arial3" style:font-size-complex="10pt" style:font-weight-complex="bold"/>
    </style:style>
    <style:style style:name="T10" style:family="text">
      <style:text-properties style:font-name="Arial" fo:font-size="10pt" fo:font-weight="bold" officeooo:rsid="005cee1a" style:font-size-asian="10pt" style:font-weight-asian="bold" style:font-name-complex="Arial3" style:font-size-complex="10pt" style:font-weight-complex="bold"/>
    </style:style>
    <style:style style:name="T11" style:family="text">
      <style:text-properties style:font-name="Arial" fo:font-size="10pt" fo:font-weight="bold" officeooo:rsid="0029d12d" style:font-size-asian="10pt" style:font-weight-asian="bold" style:font-name-complex="Arial3" style:font-size-complex="10pt" style:font-weight-complex="bold"/>
    </style:style>
    <style:style style:name="T12" style:family="text">
      <style:text-properties style:font-name="Arial" fo:font-size="10pt" fo:font-weight="bold" officeooo:rsid="0044893a" style:font-size-asian="10pt" style:font-weight-asian="bold" style:font-name-complex="Arial3" style:font-size-complex="10pt" style:font-weight-complex="bold"/>
    </style:style>
    <style:style style:name="T13" style:family="text">
      <style:text-properties style:font-name="Arial" fo:font-size="10pt" fo:font-weight="bold" officeooo:rsid="0048d8bc" style:font-size-asian="10pt" style:font-weight-asian="bold" style:font-name-complex="Arial3" style:font-size-complex="10pt" style:font-weight-complex="bold"/>
    </style:style>
    <style:style style:name="T14" style:family="text">
      <style:text-properties style:font-name="Arial" fo:font-size="8pt" style:font-size-asian="8pt" style:font-name-complex="Arial3" style:font-size-complex="8pt"/>
    </style:style>
    <style:style style:name="T15" style:family="text">
      <style:text-properties style:font-name="Arial" fo:font-size="8pt" fo:font-weight="bold" style:font-size-asian="8pt" style:font-weight-asian="bold" style:font-name-complex="Arial3" style:font-size-complex="8pt" style:font-weight-complex="bold"/>
    </style:style>
    <style:style style:name="T16" style:family="text">
      <style:text-properties fo:color="#000000" loext:opacity="100%" style:font-name="Arial2" fo:font-size="10pt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fo:color="#000000" loext:opacity="100%" style:font-name="Arial2" fo:font-size="10pt" fo:font-weight="bold" officeooo:rsid="003f8301" style:font-size-asian="10pt" style:font-weight-asian="bold" style:font-name-complex="Arial2" style:font-size-complex="10pt" style:font-weight-complex="bold"/>
    </style:style>
    <style:style style:name="T18" style:family="text">
      <style:text-properties fo:color="#000000" loext:opacity="100%" style:font-name="Arial2" fo:font-size="10pt" fo:font-weight="bold" officeooo:rsid="00281e14" style:font-size-asian="10pt" style:font-weight-asian="bold" style:font-name-complex="Arial2" style:font-size-complex="10pt" style:font-weight-complex="bold"/>
    </style:style>
    <style:style style:name="T19" style:family="text">
      <style:text-properties officeooo:rsid="00588eb2"/>
    </style:style>
    <style:style style:name="T20" style:family="text">
      <style:text-properties officeooo:rsid="0049792c"/>
    </style:style>
    <style:style style:name="T21" style:family="text">
      <style:text-properties officeooo:rsid="0044893a"/>
    </style:style>
    <style:style style:name="T22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Arial2" fo:font-size="10pt" fo:font-weight="bold" officeooo:rsid="003e81ee" style:font-size-asian="10pt" style:font-weight-asian="bold" style:font-size-complex="10pt" style:font-weight-complex="bold"/>
    </style:style>
    <style:style style:name="T24" style:family="text">
      <style:text-properties style:font-name="Arial2" fo:font-size="10pt" fo:font-weight="bold" officeooo:rsid="0048d8bc" style:font-size-asian="10pt" style:font-weight-asian="bold" style:font-size-complex="10pt" style:font-weight-complex="bold"/>
    </style:style>
    <style:style style:name="T25" style:family="text">
      <style:text-properties style:font-name="Arial2" fo:font-size="10pt" fo:font-weight="normal" officeooo:rsid="002d097c" style:font-size-asian="10pt" style:font-weight-asian="normal" style:font-name-complex="Arial2" style:font-size-complex="10pt" style:font-weight-complex="normal"/>
    </style:style>
    <style:style style:name="T26" style:family="text">
      <style:text-properties style:font-name="Arial2" fo:font-size="10pt" style:font-size-asian="10pt" style:font-name-complex="Arial2" style:font-size-complex="10pt"/>
    </style:style>
    <style:style style:name="T27" style:family="text">
      <style:text-properties style:font-name="Arial2" fo:font-size="10pt" officeooo:rsid="005a0915" style:font-size-asian="10pt" style:font-name-complex="Arial2" style:font-size-complex="10pt"/>
    </style:style>
    <style:style style:name="T28" style:family="text">
      <style:text-properties style:font-name="Arial2" fo:font-size="10pt" officeooo:rsid="0013b76d" style:font-size-asian="10pt" style:font-name-complex="Arial2" style:font-size-complex="10pt"/>
    </style:style>
    <style:style style:name="T29" style:family="text">
      <style:text-properties style:font-name="Arial2" fo:font-size="10pt" officeooo:rsid="000cd303" style:font-size-asian="10pt" style:font-name-complex="Arial2" style:font-size-complex="10pt"/>
    </style:style>
    <style:style style:name="T30" style:family="text">
      <style:text-properties style:font-name="Arial2" fo:font-size="8pt" style:font-size-asian="8pt" style:font-name-complex="Arial2" style:font-size-complex="8pt"/>
    </style:style>
    <style:style style:name="T31" style:family="text">
      <style:text-properties style:font-name="Arial2" fo:font-size="8pt" fo:font-weight="bold" style:font-size-asian="8pt" style:font-weight-asian="bold" style:font-name-complex="Arial2" style:font-size-complex="8pt" style:font-weight-complex="bold"/>
    </style:style>
    <style:style style:name="T32" style:family="text">
      <style:text-properties style:language-asian="pt" style:country-asian="BR"/>
    </style:style>
    <style:style style:name="T33" style:family="text">
      <style:text-properties officeooo:rsid="00505673"/>
    </style:style>
    <style:style style:name="T34" style:family="text">
      <style:text-properties style:font-name-complex="Arial3"/>
    </style:style>
    <style:style style:name="T35" style:family="text">
      <style:text-properties officeooo:rsid="0044893a" style:font-name-complex="Arial3"/>
    </style:style>
    <style:style style:name="T36" style:family="text">
      <style:text-properties officeooo:rsid="00505673" style:font-name-complex="Arial3"/>
    </style:style>
    <style:style style:name="T37" style:family="text">
      <style:text-properties officeooo:rsid="00588eb2" style:font-name-complex="Arial3"/>
    </style:style>
    <style:style style:name="T38" style:family="text">
      <style:text-properties officeooo:rsid="001e9e79"/>
    </style:style>
    <style:style style:name="T39" style:family="text">
      <style:text-properties fo:font-weight="bold" style:font-weight-asian="bold" style:font-name-complex="Arial3" style:font-weight-complex="bold"/>
    </style:style>
    <style:style style:name="T40" style:family="text">
      <style:text-properties fo:font-weight="bold" officeooo:rsid="001e9e79" style:font-weight-asian="bold" style:font-name-complex="Arial3" style:font-weight-complex="bold"/>
    </style:style>
    <style:style style:name="T41" style:family="text">
      <style:text-properties fo:text-transform="uppercase" style:font-name="Arial2" fo:font-size="10pt" fo:font-weight="bold" style:font-size-asian="10pt" style:font-weight-asian="bold" style:font-size-complex="10pt" style:font-weight-complex="bold"/>
    </style:style>
    <style:style style:name="T42" style:family="text">
      <style:text-properties officeooo:rsid="001a4b5e"/>
    </style:style>
    <style:style style:name="T43" style:family="text">
      <style:text-properties officeooo:rsid="005cee1a"/>
    </style:style>
    <style:style style:name="T44" style:family="text">
      <style:text-properties officeooo:rsid="005e7a0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5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6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.035cm" draw:stroke-linejoin="miter" svg:stroke-linecap="butt" draw:fill="solid" draw:fill-color="#273c84" draw:textarea-vertical-align="top" draw:auto-grow-height="false" fo:min-height="29.589cm" fo:min-width="0.751cm" fo:padding-top="0.125cm" fo:padding-bottom="0.125cm" fo:padding-left="0.25cm" fo:padding-right="0.25cm" fo:wrap-option="wrap" loext:decorative="false" fo:margin-left="0cm" fo:margin-right="0.019cm" fo:margin-top="0cm" fo:margin-bottom="0.007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2.021cm" fo:min-width="11.359cm" fo:padding-top="0.127cm" fo:padding-bottom="0.127cm" fo:padding-left="0.254cm" fo:padding-right="0.254cm" fo:wrap-option="wrap" loext:decorative="false" fo:margin-left="0.316cm" fo:margin-right="0.319cm" fo:margin-top="0.125cm" fo:margin-bottom="0.131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53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106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8" style:family="graphic">
      <style:graphic-properties draw:stroke="none" svg:stroke-width="0.026cm" draw:stroke-linejoin="miter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35cm" draw:stroke-linejoin="miter" svg:stroke-linecap="butt" draw:fill="solid" draw:fill-color="#f8b133" draw:textarea-vertical-align="top" draw:auto-grow-height="false" fo:min-height="2.055cm" fo:min-width="1.85cm" fo:padding-top="0.125cm" fo:padding-bottom="0.125cm" fo:padding-left="0.25cm" fo:padding-right="0.25cm" fo:wrap-option="wrap" draw:shadow="visible" draw:shadow-offset-x="0.106cm" draw:shadow-offset-y="0cm" draw:shadow-color="#000000" draw:shadow-opacity="40%" loext:shadow-blur="0.141cm" loext:decorative="false" fo:margin-left="0.051cm" fo:margin-right="0.138cm" fo:margin-top="0.161cm" fo:margin-bottom="0.138cm" style:run-through="background" style:wrap="run-through" style:number-wrapped-paragraphs="no-limit" style:vertical-pos="from-top" style:vertical-rel="paragraph" style:horizontal-pos="from-left" style:horizontal-rel="page-start-margin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3.094cm" fo:min-width="20.475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26cm" draw:stroke-linejoin="miter" draw:fill="none" loext:fill-use-slide-background="false" draw:textarea-vertical-align="top" draw:auto-grow-height="false" fo:min-height="2.021cm" fo:min-width="11.359cm" fo:padding-top="0.127cm" fo:padding-bottom="0.127cm" fo:padding-left="0.254cm" fo:padding-right="0.254cm" fo:wrap-option="wrap" loext:decorative="false" fo:margin-left="0.316cm" fo:margin-right="0.319cm" fo:margin-top="0.125cm" fo:margin-bottom="0.131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35cm" draw:stroke-linejoin="miter" svg:stroke-linecap="butt" draw:fill="solid" draw:fill-color="#273c84" draw:textarea-vertical-align="top" draw:auto-grow-height="false" fo:min-height="29.589cm" fo:min-width="0.751cm" fo:padding-top="0.125cm" fo:padding-bottom="0.125cm" fo:padding-left="0.25cm" fo:padding-right="0.25cm" fo:wrap-option="wrap" loext:decorative="false" fo:margin-left="0cm" fo:margin-right="0.019cm" fo:margin-top="0cm" fo:margin-bottom="0.007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4">Assaí, </text:span><text:span text:style-name="T37">20</text:span><text:span text:style-name="T36"> de Março</text:span><text:span text:style-name="T34"> de 202</text:span><text:span text:style-name="T35">6</text:span><text:span text:style-name="T34">.</text:span></text:p>
      <text:p text:style-name="P29">SECRETARIA DE CIÊNCIA, TECNOLOGIA E INOVAÇÃO</text:p>
      <text:p text:style-name="P29">SOLICITAÇÃO DE DEMANDA – SD Nº 0<text:span text:style-name="T33">1</text:span><text:span text:style-name="T43">4</text:span>/20<text:span text:style-name="T21">26</text:span></text:p>
      <text:p text:style-name="P29">ABERTURA DE PROCESSO LICITATÓRIO</text:p>
      <text:p text:style-name="P29"/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list text:style-name="WWNum1">
              <text:list-item>
                <text:p text:style-name="P58"><text:span text:style-name="T34">I</text:span>DENTIFICAÇÃO <text:span text:style-name="T38">DA ÁREA REQUISITANTE</text:span></text:p>
              </text:list-item>
            </text:list>
          </table:table-cell>
          <table:covered-table-cell/>
        </table:table-row>
        <table:table-row table:style-name="Tabela1.2">
          <table:table-cell table:style-name="Tabela1.A2" table:number-columns-spanned="2" office:value-type="string">
            <text:p text:style-name="P10">SETOR REQUISITANTE</text:p>
            <text:p text:style-name="P50">SECRETARIA DE CIÊNCIA, TECNOLOGIA E INOVAÇÃO</text:p>
          </table:table-cell>
          <table:covered-table-cell/>
        </table:table-row>
        <table:table-row table:style-name="Tabela1.2">
          <table:table-cell table:style-name="Tabela1.A3" table:number-columns-spanned="2" office:value-type="string">
            <text:p text:style-name="P10">RESPONSÁVEL PELA SOLICITAÇÃO DE DEMANDA</text:p>
            <text:p text:style-name="P50">IGOR LIMA FREIRE OLIVEIRA</text:p>
          </table:table-cell>
          <table:covered-table-cell/>
        </table:table-row>
        <table:table-row table:style-name="Tabela1.2">
          <table:table-cell table:style-name="Tabela1.A4" table:number-columns-spanned="2" office:value-type="string">
            <text:p text:style-name="P10">CARGO</text:p>
            <text:p text:style-name="P51">SECRETÁRIO DE CIÊNCIA, TECNOLOGIA E INOVAÇÃO</text:p>
          </table:table-cell>
          <table:covered-table-cell/>
        </table:table-row>
        <table:table-row table:style-name="Tabela1.2">
          <table:table-cell table:style-name="Tabela1.A5" office:value-type="string">
            <text:p text:style-name="P10">E-MAIL INSTITUCIONAL</text:p>
            <text:p text:style-name="P19">secti@assai.pr.gov.br</text:p>
          </table:table-cell>
          <table:table-cell table:style-name="Tabela1.B5" office:value-type="string">
            <text:p text:style-name="P10">TELEFONE DE CONTATO</text:p>
            <text:p text:style-name="P20">(43) 3262-8306</text:p>
          </table:table-cell>
        </table:table-row>
      </table:table>
      <text:p text:style-name="P3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list text:continue-numbering="true" text:style-name="WWNum1">
              <text:list-item>
                <text:p text:style-name="P60"><text:span text:style-name="T39">INFORMAÇÕES </text:span><text:span text:style-name="T40">GERAIS</text:span></text:p>
              </text:list-item>
            </text:list>
          </table:table-cell>
          <table:covered-table-cell/>
        </table:table-row>
        <table:table-row table:style-name="Tabela2.1">
          <table:table-cell table:style-name="Tabela2.A2" office:value-type="string">
            <text:p text:style-name="P17">Nº do processo administrativo anterior:</text:p>
          </table:table-cell>
          <table:table-cell table:style-name="Tabela2.B2" office:value-type="string">
            <text:p text:style-name="P12">Não se aplica</text:p>
          </table:table-cell>
        </table:table-row>
        <table:table-row table:style-name="Tabela2.1">
          <table:table-cell table:style-name="Tabela2.A3" office:value-type="string">
            <text:p text:style-name="P17">Modalidade adotada na contratação anterior, se for o caso:</text:p>
          </table:table-cell>
          <table:table-cell table:style-name="Tabela2.B3" office:value-type="string">
            <text:p text:style-name="P14">Não se aplica</text:p>
          </table:table-cell>
        </table:table-row>
        <table:table-row table:style-name="Tabela2.1">
          <table:table-cell table:style-name="Tabela2.A4" office:value-type="string">
            <text:p text:style-name="P17">Gestor da Ata de Registro de Preços</text:p>
          </table:table-cell>
          <table:table-cell table:style-name="Tabela2.B4" office:value-type="string">
            <text:p text:style-name="P11">Eduardo Nóbrega Simões</text:p>
          </table:table-cell>
        </table:table-row>
        <table:table-row table:style-name="Tabela2.1">
          <table:table-cell table:style-name="Tabela2.A5" office:value-type="string">
            <text:p text:style-name="P17">Servidor responsável para auxiliar no planejamento da contratação:</text:p>
          </table:table-cell>
          <table:table-cell table:style-name="Tabela2.B5" office:value-type="string">
            <text:p text:style-name="P11">Igor Lima Freire Oliveira</text:p>
          </table:table-cell>
        </table:table-row>
        <table:table-row table:style-name="Tabela2.1">
          <table:table-cell table:style-name="Tabela2.A6" office:value-type="string">
            <text:p text:style-name="P17">Fiscal(is) do contrato indicado(s) pelo ordenador de despesas:</text:p>
          </table:table-cell>
          <table:table-cell table:style-name="Tabela2.B6" office:value-type="string">
            <text:p text:style-name="P16">João Guilherme Moreira</text:p>
          </table:table-cell>
        </table:table-row>
        <table:table-row table:style-name="Tabela2.1">
          <table:table-cell table:style-name="Tabela2.A7" office:value-type="string">
            <text:p text:style-name="P17">Gestor do contrato indicado pelo ordenador de despesas:</text:p>
          </table:table-cell>
          <table:table-cell table:style-name="Tabela2.B7" office:value-type="string">
            <text:p text:style-name="P11">Eduardo Nóbrega Simões</text:p>
          </table:table-cell>
        </table:table-row>
        <table:table-row table:style-name="Tabela2.1">
          <table:table-cell table:style-name="Tabela2.A8" office:value-type="string">
            <text:p text:style-name="P17">Nº do Contrato ou Ata de Registro de Preços da contratação anterior:</text:p>
          </table:table-cell>
          <table:table-cell table:style-name="Tabela2.B8" office:value-type="string">
            <text:p text:style-name="P15">Não se aplica</text:p>
          </table:table-cell>
        </table:table-row>
        <table:table-row table:style-name="Tabela2.1">
          <table:table-cell table:style-name="Tabela2.A9" office:value-type="string">
            <text:p text:style-name="P17">Encerramento da vigência do instrumento anterior, se for o caso:</text:p>
          </table:table-cell>
          <table:table-cell table:style-name="Tabela2.B9" office:value-type="string">
            <text:p text:style-name="P15">Não se aplica</text:p>
          </table:table-cell>
        </table:table-row>
        <text:soft-page-break/>
        <table:table-row table:style-name="Tabela2.1">
          <table:table-cell table:style-name="Tabela2.A10" office:value-type="string">
            <text:p text:style-name="P17">Licitação anterior executada:</text:p>
          </table:table-cell>
          <table:table-cell table:style-name="Tabela2.B10" office:value-type="string">
            <text:p text:style-name="P12">Não se aplica</text:p>
          </table:table-cell>
        </table:table-row>
        <table:table-row table:style-name="Tabela2.1">
          <table:table-cell table:style-name="Tabela2.A11" office:value-type="string">
            <text:p text:style-name="P17">Pontos de melhoria sugeridos na licitação anterior:</text:p>
          </table:table-cell>
          <table:table-cell table:style-name="Tabela2.B11" office:value-type="string">
            <text:p text:style-name="P13">Não se aplica</text:p>
          </table:table-cell>
        </table:table-row>
        <table:table-row table:style-name="Tabela2.1">
          <table:table-cell table:style-name="Tabela2.A12" office:value-type="string">
            <text:p text:style-name="P17">Prazo sugerido para a contratação:</text:p>
          </table:table-cell>
          <table:table-cell table:style-name="Tabela2.B12" office:value-type="string">
            <text:p text:style-name="P21">30 dias</text:p>
          </table:table-cell>
        </table:table-row>
        <table:table-row table:style-name="Tabela2.1">
          <table:table-cell table:style-name="Tabela2.A13" office:value-type="string">
            <text:p text:style-name="P17">Prazo de entrega ou de execução do(s) serviço(s)</text:p>
          </table:table-cell>
          <table:table-cell table:style-name="Tabela2.B13" office:value-type="string">
            <text:p text:style-name="P25">2 a 3 dias</text:p>
          </table:table-cell>
        </table:table-row>
        <table:table-row table:style-name="Tabela2.1">
          <table:table-cell table:style-name="Tabela2.A14" office:value-type="string">
            <text:p text:style-name="P17">Fonte de Recursos:</text:p>
          </table:table-cell>
          <table:table-cell table:style-name="Tabela2.B14" office:value-type="string">
            <text:p text:style-name="P22">Tesouro Municipal</text:p>
          </table:table-cell>
        </table:table-row>
        <table:table-row table:style-name="Tabela2.1">
          <table:table-cell table:style-name="Tabela2.A15" office:value-type="string">
            <text:p text:style-name="P17">Indicação da dotação orçamentária (exceto em registros de preços):</text:p>
          </table:table-cell>
          <table:table-cell table:style-name="Tabela2.B15" office:value-type="string">
            <text:p text:style-name="P11">Giseli Gomes de Souza</text:p>
          </table:table-cell>
        </table:table-row>
        <table:table-row table:style-name="Tabela2.1">
          <table:table-cell table:style-name="Tabela2.A16" office:value-type="string">
            <text:p text:style-name="P17">Legislação Especial sobre o Objeto:</text:p>
          </table:table-cell>
          <table:table-cell table:style-name="Tabela2.B16" office:value-type="string">
            <text:p text:style-name="P13">Não se aplica</text:p>
          </table:table-cell>
        </table:table-row>
        <table:table-row table:style-name="Tabela2.1">
          <table:table-cell table:style-name="Tabela2.A17" office:value-type="string">
            <text:p text:style-name="P17">Regime regente da licitação:</text:p>
          </table:table-cell>
          <table:table-cell table:style-name="Tabela2.B17" office:value-type="string">
            <text:p text:style-name="P11">Lei Federal nº 14.133/2021</text:p>
          </table:table-cell>
        </table:table-row>
        <table:table-row table:style-name="Tabela2.1">
          <table:table-cell table:style-name="Tabela2.A18" office:value-type="string">
            <text:p text:style-name="P17">O objeto solicitado tem relação com a frota de veículos do município?</text:p>
          </table:table-cell>
          <table:table-cell table:style-name="Tabela2.B18" office:value-type="string">
            <text:p text:style-name="P11">Não</text:p>
          </table:table-cell>
        </table:table-row>
      </table:table>
      <text:p text:style-name="P39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list text:continue-numbering="true" text:style-name="WWNum1">
              <text:list-item>
                <text:p text:style-name="P59">JUSTIFICATIVA/ NECESSIDADE DA CONTRATAÇÃO</text:p>
              </text:list-item>
            </text:list>
          </table:table-cell>
        </table:table-row>
        <table:table-row table:style-name="Tabela3.2">
          <table:table-cell table:style-name="Tabela3.A2" office:value-type="string">
            <text:p text:style-name="P5"><text:span text:style-name="Fonte_20_parág._20_padrão"><text:span text:style-name="T25">A realização de eventos de grande porte, como por exemplo a EXPOASA, exige um planejamento estruturado para garantir a segurança do público, expositores e organizadores. Diante disso, a contratação de profissionais de segurança se torna essencial para mitigar riscos, atender às normativas vigentes e assegurar um ambiente controlado e seguro. A presença de seguranças profissionais, permite a prevenção e contenção de situações adversas, garantindo a ordem no evento.</text:span></text:span></text:p>
            <text:p text:style-name="P5"><text:span text:style-name="Fonte_20_parág._20_padrão"><text:span text:style-name="T25">Dessa forma, a presente contratação visa suprir a necessidade da Secretaria Municipal de Ciência, Tecnologia e Inovação, garantindo o suporte técnico adequado para a realização segura dos eventos promovidos pelo município.</text:span></text:span></text:p>
          </table:table-cell>
        </table:table-row>
      </table:table>
      <text:p text:style-name="P36"/>
      <text:p text:style-name="P37"/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column table:style-name="Tabela6.E"/>
        <table:table-row table:style-name="Tabela6.1">
          <table:table-cell table:style-name="Tabela6.A1" table:number-columns-spanned="5" office:value-type="string">
            <text:list text:continue-numbering="true" text:style-name="WWNum1">
              <text:list-item>
                <text:p text:style-name="P61">DAS ESPECIFICAÇÕES TÉCNICA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24">ITEM</text:p>
          </table:table-cell>
          <table:table-cell table:style-name="Tabela6.B2" office:value-type="string">
            <text:p text:style-name="P24">UND</text:p>
          </table:table-cell>
          <table:table-cell table:style-name="Tabela6.A2" office:value-type="string">
            <text:p text:style-name="P26">QNTD</text:p>
          </table:table-cell>
          <table:table-cell table:style-name="Tabela6.A2" office:value-type="string">
            <text:p text:style-name="P24">PRODUTO / SERVIÇO</text:p>
          </table:table-cell>
          <table:table-cell table:style-name="Tabela6.A2" office:value-type="string">
            <text:p text:style-name="P27">DETALHAME<text:span text:style-name="T42">NTO</text:span></text:p>
          </table:table-cell>
        </table:table-row>
        <table:table-row table:style-name="Tabela6.3">
          <table:table-cell table:style-name="Tabela6.A3" office:value-type="string">
            <text:p text:style-name="P34">01</text:p>
          </table:table-cell>
          <table:table-cell table:style-name="Tabela6.B3" office:value-type="string">
            <text:p text:style-name="P31">SERV</text:p>
          </table:table-cell>
          <table:table-cell table:style-name="Tabela6.C3" office:value-type="string">
            <text:p text:style-name="P33">32</text:p>
          </table:table-cell>
          <table:table-cell table:style-name="Tabela6.D3" office:value-type="string">
            <text:p text:style-name="P30">SEGURANÇA PROFISSIONAL</text:p>
          </table:table-cell>
          <table:table-cell table:style-name="Tabela6.E3" office:value-type="string">
            <text:p text:style-name="P32">SEGURANÇA PROFISSIONAL, TIPO DESARMADA, TREINADO, EQUIPADO COM SISTEMA DE RÁDIO TRANSMISSOR, DETECTORES DE METAL, UNIFORMIZADO E CADASTRADO EM ÓRGÃO COMPETENTE. TURNO DE 12 (DOZE) HORAS.</text:p>
          </table:table-cell>
        </table:table-row>
        <table:table-row table:style-name="Tabela6.3">
          <table:table-cell table:style-name="Tabela6.A4" table:number-columns-spanned="5" office:value-type="string">
            <text:p text:style-name="P48"><text:span text:style-name="Fonte_20_parág._20_padrão"><text:span text:style-name="T26">Data: </text:span></text:span><text:span text:style-name="Fonte_20_parág._20_padrão"><text:span text:style-name="T27">20</text:span></text:span><text:span text:style-name="Fonte_20_parág._20_padrão"><text:span text:style-name="T26">/0</text:span></text:span><text:span text:style-name="Fonte_20_parág._20_padrão"><text:span text:style-name="T28">3</text:span></text:span><text:span text:style-name="Fonte_20_parág._20_padrão"><text:span text:style-name="T26">/202</text:span></text:span><text:span text:style-name="Fonte_20_parág._20_padrão"><text:span text:style-name="T29">6</text:span></text:span></text:p>
            <text:p text:style-name="P35"/>
            <text:p text:style-name="P35"><draw:custom-shape text:anchor-type="char" draw:z-index="32" draw:name="Retângulo 4" draw:style-name="gr4" draw:text-style-name="P69" svg:width="1.251cm" svg:height="29.839cm" svg:x="0cm" svg:y="-1.2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5"/>
            <text:p text:style-name="P35"/>
            <text:p text:style-name="P23">Maria Carolina Alves Luz</text:p>
            <text:p text:style-name="P4"><text:span text:style-name="Fonte_20_parág._20_padrão"><text:span text:style-name="T41">DIRETORA DE CIÊNCIA, TECNOLOGIA E INOVAÇÃO</text:span></text:span></text:p>
            <text:p text:style-name="P48"><text:span text:style-name="Fonte_20_parág._20_padrão"><text:span text:style-name="T26">Data: </text:span></text:span><text:span text:style-name="Fonte_20_parág._20_padrão"><text:span text:style-name="T27">20</text:span></text:span><text:span text:style-name="Fonte_20_parág._20_padrão"><text:span text:style-name="T29">/0</text:span></text:span><text:span text:style-name="Fonte_20_parág._20_padrão"><text:span text:style-name="T28">3</text:span></text:span><text:span text:style-name="Fonte_20_parág._20_padrão"><text:span text:style-name="T29">/2026</text:span></text:span></text:p>
            <text:p text:style-name="P23"/>
            <text:p text:style-name="P23"/>
            <text:p text:style-name="P23"/>
            <text:p text:style-name="P23"/>
            <text:p text:style-name="P23">Igor Lima Freire Oliveira</text:p>
            <text:p text:style-name="P49">SECRETÁRIO DE CIÊNCIA, TECNOLOGIA E INOVAÇÃO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-1.501cm" fo:margin-top="0cm" fo:margin-bottom="0.353cm" style:contextual-spacing="false" fo:line-height="13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top="0cm" fo:margin-bottom="0.353cm" style:contextual-spacing="true" fo:hyphenation-ladder-count="no-limit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_20__28_WW_29_" style:display-name="Default Paragraph Font (WW)" style:family="text"/>
    <style:style style:name="Título_20_1_20_Char" style:display-name="Título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_20__28_WW_29_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har" style:display-name="Título 4 Char" style:family="text" style:parent-style-name="Default_20_Paragraph_20_Font_20__28_WW_29_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_20__28_WW_29_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_20__28_WW_29_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_20__28_WW_29_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_20__28_WW_29_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_20__28_WW_29_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har" style:display-name="Título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_20__28_WW_29_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har" style:display-name="Citação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Cabeçalho_20_Char" style:display-name="Cabeçalho Char" style:family="text" style:parent-style-name="Default_20_Paragraph_20_Font_20__28_WW_29_"/>
    <style:style style:name="Rodapé_20_Char" style:display-name="Rodapé Char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_20__28_WW_29_">
      <style:text-properties fo:color="#666666" loext:opacity="100%"/>
    </style:style>
    <style:style style:name="Estilo2" style:family="text" style:parent-style-name="Default_20_Paragraph_20_Font_20__28_WW_29_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 style:font-size-complex="10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Fonte_20_parág._20_padrão" style:display-name="Fonte parág. padrão" style:family="text"/>
    <style:style style:name="Texto_20_do_20_Espaço_20_Reservado" style:display-name="Texto do Espaço Reservado" style:family="text" style:parent-style-name="Fonte_20_parág._20_padrão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ela5" style:family="table">
      <style:table-properties style:width="16.983cm" fo:margin-left="0.009cm" fo:margin-top="0cm" fo:margin-bottom="0cm" table:align="left" style:writing-mode="lr-tb"/>
    </style:style>
    <style:style style:name="Tabela5.A" style:family="table-column">
      <style:table-column-properties style:column-width="8.491cm"/>
    </style:style>
    <style:style style:name="Tabela5.1" style:family="table-row">
      <style:table-row-properties style:min-row-height="0.6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54cm" fo:margin-left="-0.25cm" fo:margin-top="0cm" fo:margin-bottom="0cm" table:align="left" style:writing-mode="lr-tb"/>
    </style:style>
    <style:style style:name="Tabela7.A" style:family="table-column">
      <style:table-column-properties style:column-width="8.749cm"/>
    </style:style>
    <style:style style:name="Tabela7.B" style:family="table-column">
      <style:table-column-properties style:column-width="7.205cm"/>
    </style:style>
    <style:style style:name="Tabela7.1" style:family="table-row">
      <style:table-row-properties style:min-row-height="0.6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25.638cm" fo:margin-left="-0.337cm" fo:margin-top="0cm" fo:margin-bottom="0cm" table:align="left" style:writing-mode="lr-tb"/>
    </style:style>
    <style:style style:name="Tabela4.A" style:family="table-column">
      <style:table-column-properties style:column-width="8.837cm"/>
    </style:style>
    <style:style style:name="Tabela4.B" style:family="table-column">
      <style:table-column-properties style:column-width="16.801cm"/>
    </style:style>
    <style:style style:name="Tabela4.1" style:family="table-row">
      <style:table-row-properties style:min-row-height="0.6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>
      <loext:graphic-properties draw:fill="solid" draw:fill-color="#f8b133"/>
      <style:paragraph-properties fo:text-align="start"/>
      <style:text-properties fo:font-size="18pt"/>
    </style:style>
    <style:style style:name="MP2" style:family="paragraph" style:parent-style-name="Frame_20_contents">
      <style:paragraph-properties fo:margin-top="0cm" fo:margin-bottom="0cm" style:contextual-spacing="false"/>
    </style:style>
    <style:style style:name="MP3" style:family="paragraph" style:parent-style-name="Frame_20_contents">
      <style:paragraph-properties fo:margin-top="0cm" fo:margin-bottom="0cm" style:contextual-spacing="false"/>
      <style:text-properties officeooo:paragraph-rsid="00281e14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solid" draw:fill-color="#273c84"/>
      <style:paragraph-properties fo:text-align="start"/>
      <style:text-properties fo:font-size="18pt"/>
    </style:style>
    <style:style style:name="MP6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MP7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281e14"/>
    </style:style>
    <style:style style:name="MP8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39399c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MP9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MP10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505673" officeooo:paragraph-rsid="00505673" style:letter-kerning="true" style:font-name-asian="Aptos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MP11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MP12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MP13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MP14" style:family="paragraph" style:parent-style-name="Frame_20_contents">
      <style:paragraph-properties fo:margin-top="0cm" fo:margin-bottom="0cm" style:contextual-spacing="false"/>
      <style:text-properties officeooo:paragraph-rsid="0029d12d"/>
    </style:style>
    <style:style style:name="MP15" style:family="paragraph" style:parent-style-name="Normal">
      <loext:graphic-properties draw:fill="none"/>
      <style:paragraph-properties fo:margin-left="0.199cm" fo:margin-right="1.4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officeooo:paragraph-rsid="0029d12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16" style:family="paragraph" style:parent-style-name="Standard">
      <loext:graphic-properties draw:fill="none"/>
      <style:paragraph-properties fo:margin-left="0.199cm" fo:margin-right="1.401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MP17" style:family="paragraph" style:parent-style-name="Standard">
      <loext:graphic-properties draw:fill="none"/>
      <style:paragraph-properties fo:margin-left="0.4cm" fo:margin-right="1.499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MP18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4138ce" officeooo:paragraph-rsid="004138ce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MP19" style:family="paragraph" style:parent-style-name="Normal">
      <style:paragraph-properties fo:margin-top="0cm" fo:margin-bottom="0cm" style:contextual-spacing="false"/>
      <style:text-properties style:font-name="Arial2" fo:font-weight="bold" style:font-weight-asian="bold" style:font-name-complex="Arial2" style:font-weight-complex="bold"/>
    </style:style>
    <style:style style:name="MP20" style:family="paragraph" style:parent-style-name="Normal">
      <style:paragraph-properties fo:margin-top="0cm" fo:margin-bottom="0cm" style:contextual-spacing="false"/>
      <style:text-properties style:font-name="Arial2" officeooo:rsid="0044893a" officeooo:paragraph-rsid="0044893a" style:font-name-complex="Arial2"/>
    </style:style>
    <style:style style:name="MP21" style:family="paragraph">
      <loext:graphic-properties draw:fill="solid" draw:fill-color="#273c84" draw:opacity="100%"/>
    </style:style>
    <style:style style:name="MP22" style:family="paragraph">
      <loext:graphic-properties draw:fill="solid" draw:fill-color="#f8b133" draw:opacity="100%"/>
    </style:style>
    <style:style style:name="MP23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ptos" fo:font-size="12pt" fo:language="pt" fo:country="BR" officeooo:paragraph-rsid="0044893a" style:letter-kerning="true" style:font-name-asian="Aptos1" style:font-size-asian="12pt" style:language-asian="en" style:country-asian="US" style:font-size-complex="12pt" style:language-complex="ar" style:country-complex="SA"/>
    </style:style>
    <style:style style:name="MP24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4893a"/>
    </style:style>
    <style:style style:name="MP25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44893a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MP26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officeooo:paragraph-rsid="0044893a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MP27" style:family="paragraph" style:parent-style-name="Standard">
      <style:text-properties officeooo:paragraph-rsid="0044893a"/>
    </style:style>
    <style:style style:name="MP28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fo:font-weight="bold" style:font-size-asian="8pt" style:font-weight-asian="bold" style:font-name-complex="Arial2" style:font-size-complex="8pt" style:font-weight-complex="bold"/>
    </style:style>
    <style:style style:name="MP29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style:font-size-asian="8pt" style:font-name-complex="Arial2" style:font-size-complex="8pt"/>
    </style:style>
    <style:style style:name="MP30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style:font-size-asian="8pt" style:font-name-complex="Arial2" style:font-size-complex="8pt"/>
    </style:style>
    <style:style style:name="MP31" style:family="paragraph">
      <loext:graphic-properties draw:fill="none"/>
    </style:style>
    <style:style style:name="MT1" style:family="text">
      <style:text-properties style:font-name="Arial" fo:font-weight="bold" style:font-weight-asian="bold" style:font-name-complex="Arial3" style:font-weight-complex="bold"/>
    </style:style>
    <style:style style:name="MT2" style:family="text">
      <style:text-properties style:font-name="Arial" style:font-name-complex="Arial3"/>
    </style:style>
    <style:style style:name="MT3" style:family="text">
      <style:text-properties style:font-name="Arial" officeooo:rsid="00281e14" style:font-name-complex="Arial3"/>
    </style:style>
    <style:style style:name="MT4" style:family="text">
      <style:text-properties style:font-name="Arial" officeooo:rsid="0029d12d" style:font-name-complex="Arial3"/>
    </style:style>
    <style:style style:name="MT5" style:family="text">
      <style:text-properties style:font-name="Arial" fo:font-size="10pt" style:font-size-asian="10pt" style:font-name-complex="Arial3" style:font-size-complex="10pt"/>
    </style:style>
    <style:style style:name="MT6" style:family="text">
      <style:text-properties fo:color="#000000" loext:opacity="100%" style:font-name="Arial2" fo:font-size="10pt" fo:font-weight="bold" style:font-size-asian="10pt" style:font-weight-asian="bold" style:font-name-complex="Arial2" style:font-size-complex="10pt" style:font-weight-complex="bold"/>
    </style:style>
    <style:style style:name="MT7" style:family="text">
      <style:text-properties fo:color="#000000" loext:opacity="100%" style:font-name="Arial2" fo:font-size="10pt" fo:font-weight="bold" officeooo:rsid="003f8301" style:font-size-asian="10pt" style:font-weight-asian="bold" style:font-name-complex="Arial2" style:font-size-complex="10pt" style:font-weight-complex="bold"/>
    </style:style>
    <style:style style:name="MT8" style:family="text">
      <style:text-properties fo:color="#000000" loext:opacity="100%" style:font-name="Arial2" fo:font-size="10pt" fo:font-weight="bold" officeooo:rsid="00281e14" style:font-size-asian="10pt" style:font-weight-asian="bold" style:font-name-complex="Arial2" style:font-size-complex="10pt" style:font-weight-complex="bold"/>
    </style:style>
    <style:style style:name="MT9" style:family="text">
      <style:text-properties style:font-name="Arial" fo:font-size="10pt" officeooo:rsid="00281e14" style:font-size-asian="10pt" style:font-name-complex="Arial3" style:font-size-complex="10pt"/>
    </style:style>
    <style:style style:name="MT10" style:family="text">
      <style:text-properties style:font-name="Arial" fo:font-size="10pt" fo:font-weight="bold" style:font-size-asian="10pt" style:font-weight-asian="bold" style:font-name-complex="Arial3" style:font-size-complex="10pt" style:font-weight-complex="bold"/>
    </style:style>
    <style:style style:name="MT11" style:family="text">
      <style:text-properties style:font-name="Arial" fo:font-size="10pt" fo:font-weight="bold" officeooo:rsid="00505673" style:font-size-asian="10pt" style:font-weight-asian="bold" style:font-name-complex="Arial3" style:font-size-complex="10pt" style:font-weight-complex="bold"/>
    </style:style>
    <style:style style:name="MT12" style:family="text">
      <style:text-properties style:font-name="Arial" fo:font-size="10pt" fo:font-weight="bold" officeooo:rsid="005cee1a" style:font-size-asian="10pt" style:font-weight-asian="bold" style:font-name-complex="Arial3" style:font-size-complex="10pt" style:font-weight-complex="bold"/>
    </style:style>
    <style:style style:name="MT13" style:family="text">
      <style:text-properties style:font-name="Arial" fo:font-size="10pt" fo:font-weight="bold" officeooo:rsid="0029d12d" style:font-size-asian="10pt" style:font-weight-asian="bold" style:font-name-complex="Arial3" style:font-size-complex="10pt" style:font-weight-complex="bold"/>
    </style:style>
    <style:style style:name="MT14" style:family="text">
      <style:text-properties style:font-name="Arial" fo:font-size="10pt" fo:font-weight="bold" officeooo:rsid="0044893a" style:font-size-asian="10pt" style:font-weight-asian="bold" style:font-name-complex="Arial3" style:font-size-complex="10pt" style:font-weight-complex="bold"/>
    </style:style>
    <style:style style:name="MT15" style:family="text">
      <style:text-properties officeooo:rsid="005e7a0e"/>
    </style:style>
    <style:style style:name="MT16" style:family="text">
      <style:text-properties officeooo:rsid="0049792c"/>
    </style:style>
    <style:style style:name="MT17" style:family="text">
      <style:text-properties officeooo:rsid="0044893a"/>
    </style:style>
    <style:style style:name="MT18" style:family="text">
      <style:text-properties style:font-name="Arial" fo:font-size="8pt" style:font-size-asian="8pt" style:font-name-complex="Arial3" style:font-size-complex="8pt"/>
    </style:style>
    <style:style style:name="MT19" style:family="text">
      <style:text-properties style:font-name="Arial" fo:font-size="8pt" fo:font-weight="bold" style:font-size-asian="8pt" style:font-weight-asian="bold" style:font-name-complex="Arial3" style:font-size-complex="8pt" style:font-weight-complex="bold"/>
    </style:style>
    <style:style style:name="MT20" style:family="text">
      <style:text-properties style:font-name="Arial" fo:font-size="10pt" officeooo:rsid="0029d12d" style:font-size-asian="10pt" style:font-name-complex="Arial3" style:font-size-complex="10pt"/>
    </style:style>
    <style:style style:name="MT21" style:family="text">
      <style:text-properties style:font-name="Arial" fo:font-size="10pt" fo:font-weight="bold" officeooo:rsid="0048d8bc" style:font-size-asian="10pt" style:font-weight-asian="bold" style:font-name-complex="Arial3" style:font-size-complex="10pt" style:font-weight-complex="bold"/>
    </style:style>
    <style:style style:name="MT22" style:family="text">
      <style:text-properties style:font-name="Arial2" fo:font-size="10pt" fo:font-weight="bold" officeooo:rsid="003e81ee" style:font-size-asian="10pt" style:font-weight-asian="bold" style:font-size-complex="10pt" style:font-weight-complex="bold"/>
    </style:style>
    <style:style style:name="MT23" style:family="text">
      <style:text-properties style:font-name="Arial2" fo:font-size="10pt" fo:font-weight="bold" officeooo:rsid="0048d8bc" style:font-size-asian="10pt" style:font-weight-asian="bold" style:font-size-complex="10pt" style:font-weight-complex="bold"/>
    </style:style>
    <style:style style:name="MT24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MT25" style:family="text">
      <style:text-properties style:language-asian="pt" style:country-asian="BR"/>
    </style:style>
    <style:style style:name="MT26" style:family="text">
      <style:text-properties officeooo:rsid="00505673"/>
    </style:style>
    <style:style style:name="MT27" style:family="text">
      <style:text-properties style:font-name="Arial2" fo:font-size="8pt" style:font-size-asian="8pt" style:font-name-complex="Arial2" style:font-size-complex="8pt"/>
    </style:style>
    <style:style style:name="MT28" style:family="text">
      <style:text-properties style:font-name="Arial2" fo:font-size="8pt" fo:font-weight="bold" style:font-size-asian="8pt" style:font-weight-asian="bold" style:font-name-complex="Arial2" style:font-size-complex="8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3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5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6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7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gr1" style:family="graphic">
      <style:graphic-properties draw:stroke="none" svg:stroke-width="0.035cm" draw:stroke-linejoin="miter" svg:stroke-linecap="butt" draw:fill="solid" draw:fill-color="#f8b133" draw:textarea-vertical-align="top" draw:auto-grow-height="false" fo:min-height="2.055cm" fo:min-width="1.85cm" fo:padding-top="0.125cm" fo:padding-bottom="0.125cm" fo:padding-left="0.25cm" fo:padding-right="0.25cm" fo:wrap-option="wrap" draw:shadow="visible" draw:shadow-offset-x="0.106cm" draw:shadow-offset-y="0cm" draw:shadow-color="#000000" draw:shadow-opacity="40%" loext:shadow-blur="0.141cm" loext:decorative="false" fo:margin-left="0.051cm" fo:margin-right="0.138cm" fo:margin-top="0.161cm" fo:margin-bottom="0.138cm" style:run-through="background" style:wrap="run-through" style:number-wrapped-paragraphs="no-limit" style:vertical-pos="from-top" style:vertical-rel="paragraph" style:horizontal-pos="from-left" style:horizontal-rel="page-start-margin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2.021cm" fo:min-width="11.359cm" fo:padding-top="0.127cm" fo:padding-bottom="0.127cm" fo:padding-left="0.254cm" fo:padding-right="0.254cm" fo:wrap-option="wrap" loext:decorative="false" fo:margin-left="0.316cm" fo:margin-right="0.319cm" fo:margin-top="0.125cm" fo:margin-bottom="0.131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.035cm" draw:stroke-linejoin="miter" svg:stroke-linecap="butt" draw:fill="solid" draw:fill-color="#273c84" draw:textarea-vertical-align="top" draw:auto-grow-height="false" fo:min-height="29.589cm" fo:min-width="0.751cm" fo:padding-top="0.125cm" fo:padding-bottom="0.125cm" fo:padding-left="0.25cm" fo:padding-right="0.25cm" fo:wrap-option="wrap" loext:decorative="false" fo:margin-left="0cm" fo:margin-right="0.019cm" fo:margin-top="0cm" fo:margin-bottom="0.007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5" style:family="graphic">
      <style:graphic-properties draw:stroke="solid" svg:stroke-width="0.053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106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3.094cm" fo:min-width="20.475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.035cm" draw:stroke-linejoin="miter" svg:stroke-linecap="butt" draw:fill="solid" draw:fill-color="#273c84" draw:textarea-vertical-align="top" draw:auto-grow-height="false" fo:min-height="29.589cm" fo:min-width="0.751cm" fo:padding-top="0.125cm" fo:padding-bottom="0.125cm" fo:padding-left="0.25cm" fo:padding-right="0.25cm" fo:wrap-option="wrap" loext:decorative="false" fo:margin-left="0cm" fo:margin-right="0.019cm" fo:margin-top="0cm" fo:margin-bottom="0.007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Mgr9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0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7.251cm" fo:margin-left="0cm" fo:margin-right="0cm" fo:margin-bottom="7.151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3.233cm" fo:margin-left="3.75cm" fo:margin-right="8.50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752cm" fo:margin-left="3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7.251cm" fo:margin-left="0cm" fo:margin-right="0cm" fo:margin-bottom="7.151cm" style:dynamic-spacing="true"/>
      </style:header-style>
      <style:footer-style>
        <style:header-footer-properties fo:min-height="1.998cm" fo:margin-left="0cm" fo:margin-right="0cm" fo:margin-top="1.898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251cm" fo:margin-bottom="3.233cm" fo:margin-left="3.75cm" fo:margin-right="8.5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-2.23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custom-shape text:anchor-type="char" draw:z-index="4" draw:name="Fluxograma: Conector fora de Página 3" draw:style-name="Mgr1" draw:text-style-name="MP1" svg:width="2.35cm" svg:height="2.881cm" draw:transform="rotate (1.5707963267949) translate (-0.667125cm 2.19604166666667cm)"><text:p/><draw:enhanced-geometry draw:mirror-horizontal="false" draw:mirror-vertical="false" svg:viewBox="0 0 0 0" drawooo:sub-view-size="10 10" draw:text-areas="0 0 ?f4 ?f0" draw:type="ooxml-flowChartOffpageConnector" draw:enhanced-path="M 0 0 L 10 0 10 8 5 10 0 8 Z N"><draw:equation draw:name="f0" draw:formula="logheight*4/5"/><draw:equation draw:name="f1" draw:formula="logwidth/2"/><draw:equation draw:name="f2" draw:formula="logheight/2"/><draw:equation draw:name="f3" draw:formula="logheight"/><draw:equation draw:name="f4" draw:formula="logwidth"/></draw:enhanced-geometry></draw:custom-shape><draw:custom-shape text:anchor-type="char" draw:z-index="9" draw:name="Caixa de Texto 2" draw:style-name="Mgr2" draw:text-style-name="MP4" svg:width="11.866cm" svg:height="2.274cm" svg:x="3.194cm" svg:y="0.123cm"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3" loext:marker-style-name="MT2"><text:span text:style-name="MT3">SOLICITAÇÃO DE DEMANDA - </text:span><text:span text:style-name="MT4">S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4" text:anchor-type="char" svg:x="-0.31cm" svg:y="-0.439cm" svg:width="3.297cm" svg:height="3.341cm" draw:z-index="15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char" draw:z-index="17" draw:name="Retângulo 2" draw:style-name="Mgr3" draw:text-style-name="MP5" svg:width="1.251cm" svg:height="29.839cm" svg:x="0cm" svg:y="-1.2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Gráfico 7" text:anchor-type="char" svg:x="0.319cm" svg:y="-0.804cm" svg:width="1.037cm" svg:height="1.037cm" draw:z-index="24"><draw:image xlink:href="Pictures/1000026500000A0600000A06B623518B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/text:p>
        <text:p text:style-name="Standard"/>
        <text:p text:style-name="Header"/>
        <text:p text:style-name="Header"/>
        <text:p text:style-name="Header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 loext:marker-style-name="MT5"><text:span text:style-name="MT5">DOCUMENTO ADMINISTRATIVO:</text:span><text:span text:style-name="MT5"/></text:p>
            </table:table-cell>
            <table:table-cell table:style-name="Tabela5.A1" office:value-type="string">
              <text:p text:style-name="MP7"><text:span text:style-name="Texto_20_do_20_Espaço_20_Reservado"><text:span text:style-name="MT6">SECTI.0</text:span></text:span><text:span text:style-name="Texto_20_do_20_Espaço_20_Reservado"><text:span text:style-name="MT7">2</text:span></text:span><text:span text:style-name="Texto_20_do_20_Espaço_20_Reservado"><text:span text:style-name="MT8">6</text:span></text:span><text:span text:style-name="Texto_20_do_20_Espaço_20_Reservado"><text:span text:style-name="MT6">-25</text:span></text:span></text:p>
            </table:table-cell>
          </table:table-row>
          <table:table-row table:style-name="Tabela5.1">
            <table:table-cell table:style-name="Tabela5.A1" office:value-type="string">
              <text:p text:style-name="MP6" loext:marker-style-name="MT5"><text:span text:style-name="MT5">Nº D</text:span><text:span text:style-name="MT9">A SD</text:span></text:p>
            </table:table-cell>
            <table:table-cell table:style-name="Tabela5.A1" office:value-type="string">
              <text:p text:style-name="MP6" loext:marker-style-name="MT10"><text:span text:style-name="MT10">0</text:span><text:span text:style-name="MT11">1</text:span><text:span text:style-name="MT12">4</text:span><text:span text:style-name="MT10">/</text:span><text:span text:style-name="MT13">202</text:span><text:span text:style-name="MT14">6</text:span></text:p>
            </table:table-cell>
          </table:table-row>
          <table:table-row table:style-name="Tabela5.1">
            <table:table-cell table:style-name="Tabela5.A1" office:value-type="string">
              <text:p text:style-name="MP6" loext:marker-style-name="MT5"><text:span text:style-name="MT5">DATA:</text:span><text:span text:style-name="MT5"/></text:p>
            </table:table-cell>
            <table:table-cell table:style-name="Tabela5.A1" office:value-type="string">
              <text:p text:style-name="MP8"><text:span text:style-name="MT15">23</text:span>/0<text:span text:style-name="MT16">3</text:span>/202<text:span text:style-name="MT17">6</text:span></text:p>
            </table:table-cell>
          </table:table-row>
          <table:table-row table:style-name="Tabela5.1">
            <table:table-cell table:style-name="Tabela5.A1" office:value-type="string">
              <text:p text:style-name="MP9">ELABORADO POR:</text:p>
            </table:table-cell>
            <table:table-cell table:style-name="Tabela5.A1" office:value-type="string">
              <text:p text:style-name="MP10">Maria Carolina Alves Luz</text:p>
            </table:table-cell>
          </table:table-row>
        </table:table>
        <text:p text:style-name="Header"/>
      </style:header>
      <style:footer>
        <text:p text:style-name="Footer"><draw:custom-shape text:anchor-type="char" style:rel-height="20%" draw:z-index="24" draw:name="Caixa de Texto 2" draw:style-name="Mgr4" draw:text-style-name="MP4" svg:width="13.151cm" svg:height="3.123cm" svg:x="-1.432cm" svg:y="-1.804cm"><text:p text:style-name="MP11" loext:marker-style-name="MT18"><text:span text:style-name="MT18">Página </text:span><text:span text:style-name="MT19"><text:page-number style:num-format="1" text:select-page="current">3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7" draw:name="Conector reto 8" draw:style-name="Mgr5" draw:text-style-name="MP4" svg:x1="11.86cm" svg:y1="-1.585cm" svg:x2="11.861cm" svg:y2="1.457cm"><text:p/></draw:line><draw:frame draw:style-name="Mfr2" draw:name="Imagem 5" text:anchor-type="char" svg:x="12.15cm" svg:y="-1.397cm" svg:width="5.258cm" svg:height="2.743cm" draw:z-index="36"><draw:image xlink:href="Pictures/1000000100000817000004380F0897DB.png" xlink:type="simple" xlink:show="embed" xlink:actuate="onLoad" draw:mime-type="image/png"/></draw:frame></text:p>
      </style:footer>
    </style:master-page>
    <style:master-page style:name="Converted1" style:page-layout-name="Mpm2" draw:style-name="Mdp1">
      <style:header>
        <text:p text:style-name="Standard"><draw:custom-shape text:anchor-type="char" draw:z-index="18" draw:name="Fluxograma: Conector fora de Página 3" draw:style-name="Mgr1" draw:text-style-name="MP1" svg:width="2.35cm" svg:height="2.881cm" draw:transform="rotate (1.5707963267949) translate (-0.66675cm 2.19604166666667cm)"><text:p/><draw:enhanced-geometry draw:mirror-horizontal="false" draw:mirror-vertical="false" svg:viewBox="0 0 0 0" drawooo:sub-view-size="10 10" draw:text-areas="0 0 ?f4 ?f0" draw:type="ooxml-flowChartOffpageConnector" draw:enhanced-path="M 0 0 L 10 0 10 8 5 10 0 8 Z N"><draw:equation draw:name="f0" draw:formula="logheight*4/5"/><draw:equation draw:name="f1" draw:formula="logwidth/2"/><draw:equation draw:name="f2" draw:formula="logheight/2"/><draw:equation draw:name="f3" draw:formula="logheight"/><draw:equation draw:name="f4" draw:formula="logwidth"/></draw:enhanced-geometry></draw:custom-shape><draw:custom-shape text:anchor-type="char" draw:z-index="31" draw:name="Caixa de Texto 2" draw:style-name="Mgr2" draw:text-style-name="MP4" svg:width="11.866cm" svg:height="2.274cm" svg:x="3.194cm" svg:y="0.123cm"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Quadro3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1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11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111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1111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4" draw:name="Quadro31111111" text:anchor-type="char" svg:x="3.194cm" svg:y="1.374cm" svg:width="11.869cm" svg:height="2.275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1" draw:name="Figura2" text:anchor-type="char" svg:x="-0.31cm" svg:y="-0.439cm" svg:width="3.297cm" svg:height="3.341cm" draw:z-index="0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char" draw:z-index="0" draw:name="Retângulo 2" draw:style-name="Mgr3" draw:text-style-name="MP5" svg:width="1.251cm" svg:height="29.839cm" svg:x="0cm" svg:y="-1.2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igura3" text:anchor-type="char" svg:x="0.319cm" svg:y="-0.804cm" svg:width="1.037cm" svg:height="1.037cm" draw:z-index="0"><draw:image xlink:href="Pictures/1000026500000A0600000A06B623518B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/text:p>
        <text:p text:style-name="Standard"/>
        <text:p text:style-name="Header"/>
        <text:p text:style-name="Header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6" loext:marker-style-name="MT5"><text:span text:style-name="MT5">DOCUMENTO ADMINISTRATIVO:</text:span><text:span text:style-name="MT5"/></text:p>
            </table:table-cell>
            <table:table-cell table:style-name="Tabela7.A1" office:value-type="string">
              <text:p text:style-name="MP15"><text:span text:style-name="Texto_20_do_20_Espaço_20_Reservado"><text:span text:style-name="MT6">SECTI.0</text:span></text:span><text:span text:style-name="Texto_20_do_20_Espaço_20_Reservado"><text:span text:style-name="MT7">2</text:span></text:span><text:span text:style-name="Texto_20_do_20_Espaço_20_Reservado"><text:span text:style-name="MT8">6</text:span></text:span><text:span text:style-name="Texto_20_do_20_Espaço_20_Reservado"><text:span text:style-name="MT6">-25</text:span></text:span></text:p>
            </table:table-cell>
          </table:table-row>
          <table:table-row table:style-name="Tabela7.1">
            <table:table-cell table:style-name="Tabela7.A1" office:value-type="string">
              <text:p text:style-name="MP6" loext:marker-style-name="MT5"><text:span text:style-name="MT5">Nº D</text:span><text:span text:style-name="MT20">A SD:</text:span></text:p>
            </table:table-cell>
            <table:table-cell table:style-name="Tabela7.A1" office:value-type="string">
              <text:p text:style-name="MP16" loext:marker-style-name="MT10"><text:span text:style-name="MT10">0</text:span><text:span text:style-name="MT21">01</text:span><text:span text:style-name="MT10">/</text:span><text:span text:style-name="MT13">202</text:span><text:span text:style-name="MT21">6</text:span></text:p>
            </table:table-cell>
          </table:table-row>
          <table:table-row table:style-name="Tabela7.1">
            <table:table-cell table:style-name="Tabela7.A1" office:value-type="string">
              <text:p text:style-name="MP6" loext:marker-style-name="MT5"><text:span text:style-name="MT5">DATA:</text:span><text:span text:style-name="MT5"/></text:p>
            </table:table-cell>
            <table:table-cell table:style-name="Tabela7.A1" office:value-type="string">
              <text:p text:style-name="MP17" loext:marker-style-name="MT10"><text:span text:style-name="Estilo2"><text:span text:style-name="MT22">2</text:span></text:span><text:span text:style-name="Estilo2"><text:span text:style-name="MT23">0</text:span></text:span><text:span text:style-name="Estilo2"><text:span text:style-name="MT24">/0</text:span></text:span><text:span text:style-name="Estilo2"><text:span text:style-name="MT23">2</text:span></text:span><text:span text:style-name="Estilo2"><text:span text:style-name="MT24">/202</text:span></text:span><text:span text:style-name="Estilo2"><text:span text:style-name="MT23">6</text:span></text:span><field:fieldmark-start text:name="__Fieldmark__617_117296461" field:type="vnd.oasis.opendocument.field.FORMDATE"><field:param field:name="DateField_CurrentDate" field:value=""/><field:param field:name="DateField_DateFormat" field:value="dd/MM/yyyy"/><field:param field:name="DateField_DateFormat_Language" field:value="pt-BR"/></field:fieldmark-start><field:fieldmark-separator/><field:fieldmark-end/></text:p>
            </table:table-cell>
          </table:table-row>
          <table:table-row table:style-name="Tabela7.1">
            <table:table-cell table:style-name="Tabela7.A1" office:value-type="string">
              <text:p text:style-name="MP6" loext:marker-style-name="MT5"><text:span text:style-name="MT5">ELABORADO POR:</text:span><text:span text:style-name="MT5"/></text:p>
            </table:table-cell>
            <table:table-cell table:style-name="Tabela7.A1" office:value-type="string">
              <text:p text:style-name="MP18">João Guilherme Moreira</text:p>
            </table:table-cell>
          </table:table-row>
        </table:table>
        <text:p text:style-name="Header"/>
      </style:header>
      <style:footer>
        <text:p text:style-name="Footer"><draw:custom-shape text:anchor-type="char" draw:z-index="14" draw:name="Caixa de Texto 2" draw:style-name="Mgr6" draw:text-style-name="MP4" svg:width="20.982cm" svg:height="3.347cm" svg:x="-1.342cm" svg:y="0.132cm"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5" draw:name="Quadro4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1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11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111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1111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6" draw:name="Quadro41111111" text:anchor-type="char" svg:x="-1.342cm" svg:y="26.113cm" svg:width="20.985cm" svg:height="3.348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line text:anchor-type="char" draw:z-index="5" draw:name="Conector reto 8" draw:style-name="Mgr5" draw:text-style-name="MP4" svg:x1="21.319cm" svg:y1="1.92cm" svg:x2="18.275cm" svg:y2="1.923cm"><text:p/></draw:line><draw:frame draw:style-name="Mfr2" draw:name="Figura4" text:anchor-type="char" svg:x="20.142cm" svg:y="0.557cm" svg:width="5.258cm" svg:height="2.741cm" draw:z-index="0"><draw:image xlink:href="Pictures/1000000100000817000004380F0897DB.png" xlink:type="simple" xlink:show="embed" xlink:actuate="onLoad" draw:mime-type="image/png"/></draw:frame></text:p>
      </style:footer>
    </style:master-page>
    <style:master-page style:name="Converted2" style:page-layout-name="Mpm3" draw:style-name="Mdp1">
      <style:header>
        <text:p text:style-name="Standard"><draw:custom-shape text:anchor-type="char" draw:z-index="6" draw:name="Fluxograma: Conector fora de Página 3" draw:style-name="Mgr1" draw:text-style-name="MP1" svg:width="2.35cm" svg:height="2.881cm" draw:transform="rotate (1.5707963267949) translate (-0.66675cm 2.19604166666667cm)"><text:p/><draw:enhanced-geometry draw:mirror-horizontal="false" draw:mirror-vertical="false" svg:viewBox="0 0 0 0" drawooo:sub-view-size="10 10" draw:text-areas="0 0 ?f4 ?f0" draw:type="ooxml-flowChartOffpageConnector" draw:enhanced-path="M 0 0 L 10 0 10 8 5 10 0 8 Z N"><draw:equation draw:name="f0" draw:formula="logheight*4/5"/><draw:equation draw:name="f1" draw:formula="logwidth/2"/><draw:equation draw:name="f2" draw:formula="logheight/2"/><draw:equation draw:name="f3" draw:formula="logheight"/><draw:equation draw:name="f4" draw:formula="logwidth"/></draw:enhanced-geometry></draw:custom-shape><draw:custom-shape text:anchor-type="char" draw:z-index="13" draw:name="Caixa de Texto 2" draw:style-name="Mgr2" draw:text-style-name="MP4" svg:width="11.866cm" svg:height="2.274cm" svg:x="3.194cm" svg:y="0.123cm"><text:p text:style-name="MP2" loext:marker-style-name="MT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Quadro5" text:anchor-type="char" svg:x="0cm" svg:y="0cm" svg:width="11.869cm" svg:height="2.277cm" draw:z-index="0"><draw:text-box><text:p text:style-name="MP2" loext:marker-style-name="MT1"/></draw:text-box></draw:frame><draw:frame draw:style-name="Mfr3" draw:name="Quadro51" text:anchor-type="char" svg:x="0cm" svg:y="0cm" svg:width="11.869cm" svg:height="2.277cm" draw:z-index="0"><draw:text-box><text:p text:style-name="MP2" loext:marker-style-name="MT1"/></draw:text-box></draw:frame><draw:frame draw:style-name="Mfr3" draw:name="Quadro511" text:anchor-type="char" svg:x="0cm" svg:y="0cm" svg:width="11.869cm" svg:height="2.277cm" draw:z-index="0"><draw:text-box><text:p text:style-name="MP2" loext:marker-style-name="MT1"/></draw:text-box></draw:frame><draw:frame draw:style-name="Mfr3" draw:name="Quadro5111" text:anchor-type="char" svg:x="0cm" svg:y="0cm" svg:width="11.869cm" svg:height="2.277cm" draw:z-index="0"><draw:text-box><text:p text:style-name="MP2" loext:marker-style-name="MT1"/></draw:text-box></draw:frame><draw:frame draw:style-name="Mfr3" draw:name="Quadro51111" text:anchor-type="char" svg:x="0cm" svg:y="0cm" svg:width="11.869cm" svg:height="2.277cm" draw:z-index="0"><draw:text-box><text:p text:style-name="MP2" loext:marker-style-name="MT1"/></draw:text-box></draw:frame><draw:frame draw:style-name="Mfr3" draw:name="Quadro511111" text:anchor-type="char" svg:x="0cm" svg:y="0cm" svg:width="11.869cm" svg:height="2.277cm" draw:z-index="0"><draw:text-box><text:p text:style-name="MP2" loext:marker-style-name="MT1"/></draw:text-box></draw:frame><draw:frame draw:style-name="Mfr3" draw:name="Quadro5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11111" text:anchor-type="char" svg:x="3.194cm" svg:y="0.123cm" svg:width="11.869cm" svg:height="2.277cm" draw:z-index="0"><draw:text-box><text:p text:style-name="MP2" loext:marker-style-name="MT1"/></draw:text-box></draw:frame><draw:custom-shape text:anchor-type="char" draw:z-index="1" draw:name="Retângulo 2" draw:style-name="Mgr7" draw:text-style-name="MP5" svg:width="1.251cm" svg:height="29.839cm" svg:x="0.159cm" svg:y="-1.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igura6" text:anchor-type="char" svg:x="0.319cm" svg:y="-0.804cm" svg:width="1.037cm" svg:height="1.037cm" draw:z-index="0"><draw:image xlink:href="Pictures/1000026500000A0600000A06B623518B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/text:p>
        <text:p text:style-name="Standard"/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MP1" style:page-layout-name="Mpm4" draw:style-name="Mdp1">
      <style:header>
        <text:p text:style-name="Normal"><draw:frame draw:style-name="Mfr7" draw:name="Caixa de Texto 22" text:anchor-type="paragraph" svg:x="3.194cm" svg:y="0.123cm" svg:width="11.866cm" style:rel-width="scale" svg:height="2.274cm" style:rel-height="scale" draw:z-index="0"><draw:text-box><text:p text:style-name="MP19">GOVERNO DO ESTADO DO PARANÁ</text:p><text:p text:style-name="MP19">PREFEITURA DO MUNICÍPIO DE ASSAÍ</text:p><text:p text:style-name="MP20">SOLICITAÇÃO DE DEMANDA - SD</text:p></draw:text-box></draw:frame><draw:frame draw:style-name="Mfr8" draw:name="Figura1" text:anchor-type="paragraph" svg:x="-0.31cm" svg:y="-0.439cm" svg:width="3.297cm" style:rel-width="scale" svg:height="3.341cm" style:rel-height="scale" draw:z-index="0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frame draw:style-name="Mfr9" draw:name="Figura2 Copia 1" text:anchor-type="paragraph" svg:x="0.319cm" svg:y="-0.804cm" svg:width="1.037cm" style:rel-width="scale" svg:height="1.037cm" style:rel-height="scale" draw:z-index="0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draw:custom-shape text:anchor-type="paragraph" draw:z-index="33" draw:name="Retângulo 1" draw:style-name="Mgr8" draw:text-style-name="MP21" svg:width="1.251cm" svg:height="29.839cm" svg:x="0cm" svg:y="-1.236cm"><text:p/><draw:enhanced-geometry svg:viewBox="0 0 21600 21600" draw:type="non-primitive" draw:enhanced-path="M 0 0 L 21600 0 21600 21600 0 21600 Z N"/></draw:custom-shape><draw:custom-shape text:anchor-type="paragraph" draw:z-index="34" draw:name="Fluxograma: Conector fora de Página 1" draw:style-name="Mgr9" draw:text-style-name="MP22" svg:width="2.879cm" svg:height="2.35cm" draw:transform="rotate (1.5707963267949) translate (-0.402166666666667cm 3.86644444444444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text:span text:style-name="Fonte_20_parág._20_padrão"><text:span text:style-name="MT25"/></text:span></text:p>
        <text:p text:style-name="Normal"/>
        <text:p text:style-name="Header"/>
        <text:p text:style-name="Header"/>
        <text:p text:style-name="Header"/>
        <text:p text:style-name="Header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3" loext:marker-style-name="MT5"><text:span text:style-name="MT5">DOCUMENTO ADMINISTRATIVO:</text:span></text:p>
            </table:table-cell>
            <table:table-cell table:style-name="Tabela4.A1" office:value-type="string">
              <text:p text:style-name="MP24"><text:span text:style-name="Texto_20_do_20_Espaço_20_Reservado"><text:span text:style-name="MT6">SECTI.0</text:span></text:span><text:span text:style-name="Texto_20_do_20_Espaço_20_Reservado"><text:span text:style-name="MT7">2</text:span></text:span><text:span text:style-name="Texto_20_do_20_Espaço_20_Reservado"><text:span text:style-name="MT8">6</text:span></text:span><text:span text:style-name="Texto_20_do_20_Espaço_20_Reservado"><text:span text:style-name="MT6">-25</text:span></text:span></text:p>
            </table:table-cell>
          </table:table-row>
          <table:table-row table:style-name="Tabela4.1">
            <table:table-cell table:style-name="Tabela4.A1" office:value-type="string">
              <text:p text:style-name="MP23" loext:marker-style-name="MT5"><text:span text:style-name="MT5">Nº D</text:span><text:span text:style-name="MT9">A SD</text:span></text:p>
            </table:table-cell>
            <table:table-cell table:style-name="Tabela4.A1" office:value-type="string">
              <text:p text:style-name="MP23" loext:marker-style-name="MT10"><text:span text:style-name="MT10">0</text:span><text:span text:style-name="MT11">10</text:span><text:span text:style-name="MT10">/</text:span><text:span text:style-name="MT13">202</text:span><text:span text:style-name="MT14">6</text:span></text:p>
            </table:table-cell>
          </table:table-row>
          <table:table-row table:style-name="Tabela4.1">
            <table:table-cell table:style-name="Tabela4.A1" office:value-type="string">
              <text:p text:style-name="MP23" loext:marker-style-name="MT5"><text:span text:style-name="MT5">DATA:</text:span></text:p>
            </table:table-cell>
            <table:table-cell table:style-name="Tabela4.A1" office:value-type="string">
              <text:p text:style-name="MP25"><text:span text:style-name="MT16">1</text:span><text:span text:style-name="MT26">2</text:span>/0<text:span text:style-name="MT16">3</text:span>/202<text:span text:style-name="MT17">6</text:span></text:p>
            </table:table-cell>
          </table:table-row>
          <table:table-row table:style-name="Tabela4.1">
            <table:table-cell table:style-name="Tabela4.A1" office:value-type="string">
              <text:p text:style-name="MP26">ELABORADO POR:</text:p>
            </table:table-cell>
            <table:table-cell table:style-name="Tabela4.A1" office:value-type="string">
              <text:p text:style-name="MP10">Maria Carolina Alves Luz</text:p>
            </table:table-cell>
          </table:table-row>
        </table:table>
        <text:p text:style-name="MP27"/>
      </style:header>
      <style:footer>
        <text:p text:style-name="Footer"><draw:frame draw:style-name="Mfr10" draw:name="Figura3 Copia 1" text:anchor-type="paragraph" svg:x="20.142cm" svg:y="0.557cm" svg:width="5.258cm" style:rel-width="scale" svg:height="2.741cm" style:rel-height="scale" draw:z-index="0"><draw:image xlink:href="Pictures/1000000100000817000004380F0897DB.png" xlink:type="simple" xlink:show="embed" xlink:actuate="onLoad" draw:mime-type="image/png"/></draw:frame><draw:frame draw:style-name="Mfr11" draw:name="Caixa de Texto 23" text:anchor-type="paragraph" svg:x="-1.342cm" svg:y="0.132cm" svg:width="20.981cm" style:rel-width="scale" svg:height="3.346cm" style:rel-height="scale" draw:z-index="0"><draw:text-box><text:p text:style-name="MP11"><text:span text:style-name="Fonte_20_parág._20_padrão"><text:span text:style-name="MT27">Página </text:span></text:span><text:span text:style-name="Fonte_20_parág._20_padrão"><text:span text:style-name="MT28"><text:page-number style:num-format="1" text:select-page="current">0</text:page-number></text:span></text:span></text:p><text:p text:style-name="MP28">SECRETARIA MUNICIPAL DE CIÊNCIA, TECNOLOGIA E INOVAÇÃO – SECTI</text:p><text:p text:style-name="MP29">Agência de Inovação e Transformação Digital do Vale do Sol</text:p><text:p text:style-name="MP30">Rua Edgar Bardal, s/n, Prédio Anexo do CEEP Profa. Maria Lydia Cescatto Bomtempo, Assaí, PR </text:p><text:p text:style-name="MP13"><text:span text:style-name="Fonte_20_parág._20_padrão"><text:span text:style-name="MT27">CEP 86.220-000 • E-mail: secti@assai.pr.gov.br • Telefone: (43) 3262-8613</text:span></text:span></text:p></draw:text-box></draw:frame><draw:connector text:anchor-type="paragraph" draw:z-index="35" draw:name="Conector reto 1" draw:style-name="Mgr10" draw:text-style-name="MP31" draw:type="line" svg:x1="19.796cm" svg:y1="0.4cm" svg:x2="19.796cm" svg:y2="3.443cm" svg:d="M19796 400v3043" svg:viewBox="0 0 2 3044"><text:p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3</meta:editing-cycles>
    <meta:creation-date>2025-04-07T13:53:40.265000000</meta:creation-date>
    <dc:date>2026-03-23T08:37:51.894000000</dc:date>
    <meta:editing-duration>PT18H34M31S</meta:editing-duration>
    <meta:generator>LibreOffice/7.6.4.1$Windows_X86_64 LibreOffice_project/e19e193f88cd6c0525a17fb7a176ed8e6a3e2aa1</meta:generator>
    <meta:print-date>2026-03-20T09:20:14.596000000</meta:print-date>
    <meta:document-statistic meta:table-count="7" meta:image-count="10" meta:object-count="0" meta:page-count="3" meta:paragraph-count="174" meta:word-count="1039" meta:character-count="6830" meta:non-whitespace-character-count="5948"/>
    <meta:user-defined meta:name="AppVersion">16.0000</meta:user-defined>
    <meta:user-defined meta:name="ContentTypeId">0x010100DAB76027FBCB1145A150F2F4D0106608</meta:user-defined>
    <meta:user-defined meta:name="MediaServiceImageTags"/>
    <meta:user-defined meta:name="TaxKeyword"/>
    <meta:template xlink:type="simple" xlink:actuate="onRequest" xlink:title="Modelo_Solicitacao_Adiantamento.dotx" xlink:href=""/>
  </office:meta>
</office:document-meta>
</file>